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041" officeooo:paragraph-rsid="000ffc3f"/>
    </style:style>
    <style:style style:name="P2" style:family="paragraph" style:parent-style-name="Standard">
      <style:text-properties officeooo:rsid="0003e2e8" officeooo:paragraph-rsid="000ffc3f"/>
    </style:style>
    <style:style style:name="P3" style:family="paragraph" style:parent-style-name="Standard" style:list-style-name="L1">
      <style:text-properties officeooo:paragraph-rsid="000ffc3f"/>
    </style:style>
    <style:style style:name="P4" style:family="paragraph" style:parent-style-name="Standard" style:list-style-name="L1">
      <style:text-properties officeooo:rsid="00044411" officeooo:paragraph-rsid="000ffc3f"/>
    </style:style>
    <style:style style:name="P5" style:family="paragraph" style:parent-style-name="Standard">
      <style:text-properties officeooo:rsid="0000f7cf" officeooo:paragraph-rsid="00136500"/>
    </style:style>
    <style:style style:name="P6" style:family="paragraph" style:parent-style-name="Standard">
      <style:text-properties officeooo:rsid="0002f5f2" officeooo:paragraph-rsid="000ffc3f"/>
    </style:style>
    <style:style style:name="P7" style:family="paragraph" style:parent-style-name="Standard">
      <style:text-properties officeooo:paragraph-rsid="000ffc3f"/>
    </style:style>
    <style:style style:name="P8" style:family="paragraph" style:parent-style-name="Standard">
      <style:text-properties officeooo:rsid="00127491" officeooo:paragraph-rsid="00127491"/>
    </style:style>
    <style:style style:name="T1" style:family="text">
      <style:text-properties officeooo:rsid="0003e2e8"/>
    </style:style>
    <style:style style:name="T2" style:family="text">
      <style:text-properties officeooo:rsid="00044411"/>
    </style:style>
    <style:style style:name="T3" style:family="text">
      <style:text-properties officeooo:rsid="0002f5f2"/>
    </style:style>
    <style:style style:name="T4" style:family="text">
      <style:text-properties officeooo:rsid="001008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f your kid wants to be read to, I may have the (free) app for you: <text:s/><text:a xlink:type="simple" xlink:href="https://playitagainkid.com/" text:style-name="Internet_20_link" text:visited-style-name="Visited_20_Internet_20_Link"><text:span text:style-name="T1">https://PlayItAgainKid.com/</text:span></text:a><text:span text:style-name="T1"> <text:s text:c="2"/></text:span></text:p>
      <text:p text:style-name="P8"/>
      <text:p text:style-name="P8">I<text:span text:style-name="T1">t helps record parents reading to their kids, so the kids can play back those recordings whenever they want. <text:s text:c="3"/>This applies also to extended families living far away, or parents who are separated or who work in the evenings.</text:span></text:p>
      <text:p text:style-name="P8"/>
      <text:p text:style-name="P7"><text:span text:style-name="T1">I’m a web/app developer, and I need your opinions. <text:s/>All my friends and family are older, and we have no preschool age kids running around. <text:s/></text:span></text:p>
      <text:p text:style-name="P7"/>
      <text:p text:style-name="P5"><text:a xlink:type="simple" xlink:href="https://playitagainkid.com/" text:style-name="Internet_20_link" text:visited-style-name="Visited_20_Internet_20_Link"><text:span text:style-name="T1">https://PlayItAgainKid.com/</text:span></text:a><text:span text:style-name="T1"> does require you to make a free dropbox (cloud storage) account, where your recordings will be stored. <text:s/>If you want to try it, and have any problems at all, please feel free to call me at any time. <text:s/>949-899-4788. <text:s/>Please text me the phone number if you call, so I know to take it.</text:span></text:p>
      <text:p text:style-name="P6"/>
      <text:p text:style-name="P1">Thanks <text:span text:style-name="T4">in advance for any comments you have</text:span>,</text:p>
      <text:p text:style-name="P1">Jim <text:span text:style-name="T4">Mack</text:span></text:p>
      <text:p text:style-name="P8">68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7:49:22.490000000</meta:creation-date>
    <dc:date>2019-05-14T23:43:16.859000000</dc:date>
    <meta:editing-duration>PT4H57M16S</meta:editing-duration>
    <meta:editing-cycles>4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7" meta:word-count="147" meta:character-count="828" meta:non-whitespace-character-count="675"/>
  </office:meta>
</office:document-meta>
</file>